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3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4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5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0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1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2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officeooo:paragraph-rsid="00130f00"/>
    </style:style>
    <style:style style:name="P14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1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6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29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38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3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4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5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6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7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0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2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3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4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5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6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7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0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5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6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82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83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12cm" style:text-underline-style="none" style:font-name-complex="Lucida Sans2"/>
    </style:style>
    <style:style style:name="T3" style:family="text">
      <style:text-properties fo:color="#000000" style:text-position="-5% 100%" fo:letter-spacing="-0.012cm" style:text-underline-style="none" style:font-name-complex="Lucida Sans2" style:font-style-complex="italic"/>
    </style:style>
    <style:style style:name="T4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T5" style:family="text">
      <style:text-properties fo:color="#000000" style:text-position="-5% 100%" fo:letter-spacing="-0.012cm" fo:font-style="normal" style:text-underline-style="none" style:font-style-asian="normal" style:font-name-complex="Lucida Sans2" style:font-style-complex="normal"/>
    </style:style>
    <style:style style:name="T6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2" style:font-style-complex="normal"/>
    </style:style>
    <style:style style:name="T7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8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9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T10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2" style:font-style-complex="normal"/>
    </style:style>
    <style:style style:name="T11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T12" style:family="text">
      <style:text-properties fo:color="#000000" style:text-position="0% 100%" fo:letter-spacing="-0.012cm" style:text-underline-style="none" officeooo:rsid="003c49d0" style:font-name-complex="Lucida Sans2"/>
    </style:style>
    <style:style style:name="T13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14" style:family="text">
      <style:text-properties officeooo:rsid="003c49d0"/>
    </style:style>
    <style:style style:name="T15" style:family="text">
      <style:text-properties officeooo:rsid="003e813b"/>
    </style:style>
    <style:style style:name="T16" style:family="text">
      <style:text-properties officeooo:rsid="00404860"/>
    </style:style>
    <style:style style:name="T17" style:family="text">
      <style:text-properties style:font-name="Carlito" fo:font-size="5pt" style:font-size-asian="5pt" style:font-size-complex="5pt"/>
    </style:style>
    <style:style style:name="T18" style:family="text">
      <style:text-properties style:font-name="Carlito" fo:font-size="5pt" officeooo:rsid="003c49d0" style:font-size-asian="5pt" style:font-size-complex="5pt"/>
    </style:style>
    <style:style style:name="T19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0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21" style:family="text">
      <style:text-properties fo:color="#221f1f" fo:letter-spacing="-0.007cm" fo:font-style="italic" style:font-style-asian="italic" style:font-name-complex="Lucida Sans2" style:font-style-complex="italic"/>
    </style:style>
    <style:style style:name="T22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23" style:family="text">
      <style:text-properties officeooo:rsid="0032ee30"/>
    </style:style>
    <style:style style:name="T24" style:family="text">
      <style:text-properties fo:font-style="italic" fo:background-color="transparent" loext:char-shading-value="0" style:font-style-asian="italic" style:font-style-complex="italic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0">COD. ARTICOLO</text:p>
          </table:table-cell>
          <table:table-cell table:style-name="Tabella4.A1" office:value-type="string">
            <text:p text:style-name="P31">DESCRIZIONE ARTICOLO</text:p>
          </table:table-cell>
          <table:table-cell table:style-name="Tabella4.A1" office:value-type="string">
            <text:p text:style-name="P32">U.M.<text:span text:style-name="T26"> <text:s text:c="9"/></text:span></text:p>
          </table:table-cell>
          <table:table-cell table:style-name="Tabella4.A1" office:value-type="string">
            <text:p text:style-name="P32">QUANTITA' <text:s text:c="17"/></text:p>
          </table:table-cell>
          <table:table-cell table:style-name="Tabella4.A1" office:value-type="string">
            <text:p text:style-name="P32">PREZZO <text:s text:c="21"/></text:p>
          </table:table-cell>
          <table:table-cell table:style-name="Tabella4.A1" office:value-type="string">
            <text:p text:style-name="P33">SC. %</text:p>
          </table:table-cell>
          <table:table-cell table:style-name="Tabella4.A1" office:value-type="string">
            <text:p text:style-name="P33">IMPORTO</text:p>
          </table:table-cell>
          <table:table-cell table:style-name="Tabella4.H1" office:value-type="string">
            <text:p text:style-name="P33">IVA</text:p>
          </table:table-cell>
        </table:table-row>
        <table:table-row>
          <table:table-cell table:style-name="Tabella4.A2" table:number-columns-spanned="8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3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4"><text:placeholder text:placeholder-type="text">&lt;line.name or ''&gt;</text:placeholder></text:p>
          </table:table-cell>
          <table:table-cell table:style-name="Tabella4.A3" office:value-type="string">
            <text:p text:style-name="P75"><text:placeholder text:placeholder-type="text">&lt;line.uos_id and line.uos_id.name or ''&gt;</text:placeholder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italian_number(line.quantity, precision=2)&gt;</text:placeholder><text:placeholder text:placeholder-type="text">&lt;/if&gt;</text:placeholder></text:p>
          </table:table-cell>
          <table:table-cell table:style-name="Tabella4.A3" office:value-type="string">
            <text:p text:style-name="P77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29"><text:span text:style-name="T25"><text:placeholder text:placeholder-type="text">&lt;if test="line.discount != 0.00"&gt;</text:placeholder></text:span><text:placeholder text:placeholder-type="text">&lt;formatLang(line.discount)&gt;</text:placeholder><text:span text:style-name="T25"><text:placeholder text:placeholder-type="text">&lt;/if&gt;</text:placeholder></text:span></text:p>
          </table:table-cell>
          <table:table-cell table:style-name="Tabella4.A3" office:value-type="string">
            <text:p text:style-name="P77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76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0" style:family="paragraph" style:parent-style-name="Header">
      <style:text-properties fo:color="#000000" style:text-position="-5% 100%" style:font-name="Carlito" fo:font-size="8pt" fo:letter-spacing="-0.012cm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7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8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9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20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rlito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12cm" style:text-underline-style="none" style:font-name-complex="Lucida Sans2"/>
    </style:style>
    <style:style style:name="MT3" style:family="text">
      <style:text-properties fo:color="#000000" style:text-position="0% 100%" fo:letter-spacing="-0.012cm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style:text-underline-style="none" officeooo:rsid="003c49d0" style:font-name-complex="Lucida Sans2"/>
    </style:style>
    <style:style style:name="MT6" style:family="text">
      <style:text-properties fo:color="#000000" style:text-position="-5% 100%" fo:letter-spacing="-0.012cm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12cm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5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7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18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19" style:family="text">
      <style:text-properties officeooo:rsid="0032ee30"/>
    </style:style>
    <style:style style:name="MT20" style:family="text">
      <style:text-properties fo:font-style="italic" fo:background-color="transparent" loext:char-shading-value="0" style:font-style-asian="italic" style:font-style-complex="italic"/>
    </style:style>
    <style:style style:name="MT21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1cm" svg:y="-1cm" draw:z-index="1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560,size_y=300,hold_ratio=True)" text:anchor-type="paragraph" svg:x="0cm" svg:y="0cm" draw:z-index="3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 <text:placeholder text:placeholder-type="text">&lt;o.partner_id.street2 or ''&gt;</text:placeholder></text:p>
              <text:p text:style-name="MP6"><text:placeholder text:placeholder-type="text">&lt;o.partner_id.zip or ''&gt;</text:placeholder> 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2"><text:placeholder text:placeholder-type="text">&lt;company.partner_id.street&gt;</text:placeholder></text:span><text:span text:style-name="MT2"> - </text:span><text:span text:style-name="MT2"><text:placeholder text:placeholder-type="text">&lt;company.partner_id.zip&gt;</text:placeholder></text:span><text:span text:style-name="MT2"> - </text:span><text:span text:style-name="MT2"><text:placeholder text:placeholder-type="text">&lt;company.partner_id.city&gt;</text:placeholder></text:span></text:p>
              <text:p text:style-name="MP12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3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 - </text:span>P<text:span text:style-name="MT4">artita </text:span>Iva <text:span text:style-name="MT5"><text:placeholder text:placeholder-type="text">&lt;company.partner_id.vat&gt;</text:placeholder></text:span></text:p>
              <text:p text:style-name="MP14">Registro Imprese <text:span text:style-name="MT7">di Perugia N° </text:span><text:span text:style-name="MT8"><text:placeholder text:placeholder-type="text">&lt;company.partner_id.fiscalcode&gt;</text:placeholder></text:span><text:span text:style-name="MT7"> </text:span></text:p>
              <text:p text:style-name="MP15"><text:span text:style-name="MT7">REA </text:span>N° <text:span text:style-name="MT8"><text:placeholder text:placeholder-type="text">&lt;company.partner_id.rea_code&gt;</text:placeholder></text:span></text:p>
              <text:p text:style-name="MP16">C.<text:span text:style-name="MT9">S.</text:span> <text:span text:style-name="MT8"><text:placeholder text:placeholder-type="text">&lt;company.currency_id.symbol&gt;</text:placeholder></text:span> <text:span text:style-name="MT8"><text:placeholder text:placeholder-type="text">&lt;italian_number(company.partner_id.rea_capital)&gt;</text:placeholder></text:span></text:p>
              <text:p text:style-name="MP17"><text:span text:style-name="MT10"><text:placeholder text:placeholder-type="text">&lt;company.partner_id.website&gt;</text:placeholder></text:span><text:span text:style-name="MT11"> 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8"><text:span text:style-name="MT12">Pec </text:span><text:span text:style-name="MT10"><text:placeholder text:placeholder-type="text">&lt;company.partner_id.pec_mail&gt;</text:placeholder></text:span></text:p>
              <text:p text:style-name="MP19"><text:placeholder text:placeholder-type="text">&lt;/if&gt;</text:placeholder></text:p>
              <text:p text:style-name="MP20"/>
              <text:p text:style-name="MP21"/>
              <text:p text:style-name="MP22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3">DESTINAZIONE SE DIVERSA</text:p>
              <text:p text:style-name="MP2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5">PARTITA IVA e/o CODICE FISCALE</text:p>
              <text:p text:style-name="MP26"><text:placeholder text:placeholder-type="text">&lt;o.partner_id.vat or ''&gt;</text:placeholder></text:p>
            </table:table-cell>
            <table:table-cell table:style-name="Tabella3.A2" office:value-type="string">
              <text:p text:style-name="MP25">CODICE CLIENTE</text:p>
              <text:p text:style-name="MP27"><text:placeholder text:placeholder-type="text">&lt;o.partner_id.id or ''&gt;</text:placeholder></text:p>
            </table:table-cell>
            <table:table-cell table:style-name="Tabella3.A2" office:value-type="string">
              <text:p text:style-name="MP25">AGENTE</text:p>
              <text:p text:style-name="MP28"/>
            </table:table-cell>
            <table:table-cell table:style-name="Tabella3.D2" table:number-columns-spanned="2" office:value-type="string">
              <text:p text:style-name="MP29">TIPO DOCUMENTO</text:p>
              <text:p text:style-name="MP30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2</text:page-number>/<text:page-count>2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4"><text:placeholder text:placeholder-type="text">&lt;if test="o.partner_bank_id"&gt;</text:placeholder></text:span><text:span text:style-name="MT15"><text:placeholder text:placeholder-type="text">&lt;o.partner_bank_id.bank.name&gt;</text:placeholder></text:span><text:span text:style-name="MT16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17"><text:text-input text:description="&lt;formatLang(move_line.date_maturity,date='true')&gt;">$4400</text:text-input></text:span><text:span text:style-name="MT17"> - </text:span><text:span text:style-name="MT18"><text:placeholder text:placeholder-type="text">&lt;o.currency_id.symbol or ''&gt;</text:placeholder></text:span><text:span text:style-name="MT18"> </text:span><text:span text:style-name="MT17"><text:text-input text:description="&lt;formatLang(move_line.debit)&gt;">$4400</text:text-input></text:span></text:p>
              <text:p text:style-name="MP44"><text:span text:style-name="MT17"><text:text-input text:description="&lt;/if&gt;">end if</text:text-input></text:span><text:span text:style-name="MT17"> 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9">IMPONIBILE</text:p>
            </table:table-cell>
            <table:table-cell table:style-name="Tabella5.A1" office:value-type="string">
              <text:p text:style-name="MP49">IVA</text:p>
            </table:table-cell>
            <table:table-cell table:style-name="Tabella5.I1" office:value-type="string">
              <text:p text:style-name="MP50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52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ella5.G2" table:number-rows-spanned="2" office:value-type="string">
              <text:p text:style-name="MP54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55">CAUSALE</text:p>
            </table:table-cell>
            <table:table-cell table:style-name="Tabella5.G3" table:number-rows-spanned="2" office:value-type="string">
              <text:p text:style-name="MP56">% <text:span text:style-name="MT19">SC.</text:span></text:p>
            </table:table-cell>
            <table:table-cell table:style-name="Tabella5.G3" table:number-rows-spanned="2" office:value-type="string">
              <text:p text:style-name="MP55">IMPORTO SCONTO</text:p>
            </table:table-cell>
            <table:table-cell table:style-name="Tabella5.G3" table:number-rows-spanned="2" office:value-type="string">
              <text:p text:style-name="MP55">TOTALE MERCE</text:p>
            </table:table-cell>
            <table:table-cell table:style-name="Tabella5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ella5.G3" office:value-type="string">
              <text:p text:style-name="MP55">N. COLLI</text:p>
              <text:p text:style-name="MP59"/>
            </table:table-cell>
            <table:table-cell table:style-name="Tabella5.G3" office:value-type="string">
              <text:p text:style-name="MP55">TRASPORTO</text:p>
              <text:p text:style-name="MP59"/>
            </table:table-cell>
            <table:table-cell table:style-name="Tabella5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ella5.G3" office:value-type="string">
              <text:p text:style-name="MP61">TOTALE IMPONIBILE</text:p>
              <text:p text:style-name="MP62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63">TOTALE IVA</text:p>
              <text:p text:style-name="MP64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63">TRASPORTO CURA DEL</text:p>
              <text:p text:style-name="MP65"><text:s/></text:p>
            </table:table-cell>
            <table:table-cell table:style-name="Tabella5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ella5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ella5.A1" table:number-columns-spanned="2" office:value-type="string">
              <text:p text:style-name="MP68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0"><text:placeholder text:placeholder-type="text">&lt;o.currency_id.symbol or ''&gt;</text:placeholder></text:span> <text:span text:style-name="MT21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ella5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8-15T10:20:29.428295700</dc:date>
    <meta:print-date>2015-11-01T17:36:21.213000000</meta:print-date>
    <meta:editing-cycles>47</meta:editing-cycles>
    <meta:editing-duration>PT20H59M47S</meta:editing-duration>
    <meta:document-statistic meta:table-count="5" meta:image-count="0" meta:object-count="0" meta:page-count="2" meta:paragraph-count="97" meta:word-count="315" meta:character-count="3064" meta:non-whitespace-character-count="2801"/>
    <meta:template xlink:type="simple" xlink:actuate="onRequest" xlink:title="" xlink:href="../Carta%20Intestata%20Sinfocom%20Versione%202.odt/Normal"/>
  </office:meta>
</office:document-meta>
</file>